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c2b7" officeooo:paragraph-rsid="000bc2b7"/>
    </style:style>
    <style:style style:name="P2" style:family="paragraph" style:parent-style-name="Standard">
      <style:text-properties officeooo:rsid="000bc2b7" officeooo:paragraph-rsid="000bc2b7"/>
    </style:style>
    <style:style style:name="P3" style:family="paragraph" style:parent-style-name="Standard">
      <style:text-properties officeooo:rsid="000bc2b7" officeooo:paragraph-rsid="000d38e9"/>
    </style:style>
    <style:style style:name="T1" style:family="text">
      <style:text-properties officeooo:rsid="000d38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bskjsgdksgfdks</text:p>
      <text:p text:style-name="P1">sdhlsdhflds</text:p>
      <text:p text:style-name="P1"/>
      <text:p text:style-name="P1"/>
      <text:p text:style-name="P3"><text:span text:style-name="T1">lkdsjlkdsjflkds</text:span></text:p>
      <text:p text:style-name="P3"/>
      <text:p text:style-name="P3"/>
      <text:p text:style-name="P3"/>
      <text:p text:style-name="P3"><text:span text:style-name="T1">sdfjsdkljfskdl</text:span></text:p>
      <text:p text:style-name="P3"/>
      <text:p text:style-name="P3"/>
      <text:p text:style-name="P3"><text:span text:style-name="T1">dskfjklsdjfds</text:span></text:p>
      <text:p text:style-name="P3"/>
      <text:p text:style-name="P3"/>
      <text:p text:style-name="P3">sdjlfsldhfsld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38:01.363125664</meta:creation-date>
    <dc:date>2019-03-02T19:43:18.306711310</dc:date>
    <meta:editing-duration>PT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6" meta:character-count="82" meta:non-whitespace-character-count="82"/>
  </office:meta>
</office:document-meta>
</file>